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06e0e" officeooo:paragraph-rsid="00006e0e"/>
    </style:style>
    <style:style style:name="P2" style:family="paragraph" style:parent-style-name="Standard">
      <style:text-properties fo:language="fr" fo:country="FR" officeooo:rsid="000329f3" officeooo:paragraph-rsid="000329f3"/>
    </style:style>
    <style:style style:name="P3" style:family="paragraph" style:parent-style-name="Standard">
      <style:text-properties fo:language="fr" fo:country="FR" officeooo:rsid="0002133d" officeooo:paragraph-rsid="0002133d"/>
    </style:style>
    <style:style style:name="P4" style:family="paragraph" style:parent-style-name="Standard">
      <style:text-properties fo:language="fr" fo:country="FR" officeooo:rsid="000232e6" officeooo:paragraph-rsid="000232e6"/>
    </style:style>
    <style:style style:name="P5" style:family="paragraph" style:parent-style-name="Standard">
      <style:text-properties fo:language="fr" fo:country="FR" officeooo:rsid="0003528e" officeooo:paragraph-rsid="0003528e"/>
    </style:style>
    <style:style style:name="P6" style:family="paragraph" style:parent-style-name="Standard">
      <style:text-properties fo:language="fr" fo:country="FR" fo:font-style="italic" officeooo:rsid="000329f3" officeooo:paragraph-rsid="000329f3" style:font-style-asian="italic" style:font-style-complex="italic"/>
    </style:style>
    <style:style style:name="P7" style:family="paragraph" style:parent-style-name="Standard">
      <style:text-properties fo:language="fr" fo:country="FR" officeooo:rsid="00042c68" officeooo:paragraph-rsid="00042c68"/>
    </style:style>
    <style:style style:name="P8" style:family="paragraph" style:parent-style-name="Standard">
      <style:text-properties fo:language="fr" fo:country="FR" officeooo:rsid="00059382" officeooo:paragraph-rsid="00059382"/>
    </style:style>
    <style:style style:name="P9" style:family="paragraph" style:parent-style-name="Standard">
      <style:text-properties fo:language="fr" fo:country="FR" officeooo:rsid="000329f3" officeooo:paragraph-rsid="000329f3"/>
    </style:style>
    <style:style style:name="P10" style:family="paragraph" style:parent-style-name="Standard">
      <style:text-properties fo:language="fr" fo:country="FR" officeooo:rsid="00096bb7" officeooo:paragraph-rsid="00096bb7"/>
    </style:style>
    <style:style style:name="P11" style:family="paragraph" style:parent-style-name="Standard">
      <style:text-properties fo:language="fr" fo:country="FR" officeooo:rsid="000650b7" officeooo:paragraph-rsid="000650b7"/>
    </style:style>
    <style:style style:name="P12" style:family="paragraph" style:parent-style-name="Standard">
      <style:text-properties fo:language="fr" fo:country="FR" officeooo:rsid="000b5a00" officeooo:paragraph-rsid="000b5a00"/>
    </style:style>
    <style:style style:name="P13" style:family="paragraph" style:parent-style-name="Standard">
      <style:text-properties fo:language="fr" fo:country="FR" officeooo:rsid="000c292b" officeooo:paragraph-rsid="000c292b"/>
    </style:style>
    <style:style style:name="P14" style:family="paragraph" style:parent-style-name="Standard">
      <style:text-properties fo:language="fr" fo:country="FR" officeooo:rsid="000d9cd6" officeooo:paragraph-rsid="000d9cd6"/>
    </style:style>
    <style:style style:name="P15" style:family="paragraph" style:parent-style-name="Standard">
      <style:text-properties fo:language="fr" fo:country="FR" officeooo:rsid="000d9cd6" officeooo:paragraph-rsid="00188fad"/>
    </style:style>
    <style:style style:name="P16" style:family="paragraph" style:parent-style-name="Standard">
      <style:text-properties fo:language="fr" fo:country="FR" officeooo:rsid="000dd046" officeooo:paragraph-rsid="000dd046"/>
    </style:style>
    <style:style style:name="P17" style:family="paragraph" style:parent-style-name="Standard">
      <style:text-properties fo:language="fr" fo:country="FR" fo:font-style="italic" fo:font-weight="normal" officeooo:rsid="000dd046" officeooo:paragraph-rsid="000dd046" style:font-style-asian="italic" style:font-weight-asian="normal" style:font-style-complex="italic" style:font-weight-complex="normal"/>
    </style:style>
    <style:style style:name="P18" style:family="paragraph" style:parent-style-name="Standard">
      <style:text-properties fo:language="fr" fo:country="FR" fo:font-style="italic" officeooo:rsid="000b5a00" officeooo:paragraph-rsid="000b5a00" style:font-style-asian="italic" style:font-style-complex="italic"/>
    </style:style>
    <style:style style:name="P19" style:family="paragraph" style:parent-style-name="Standard">
      <style:text-properties fo:language="fr" fo:country="FR" fo:font-style="italic" officeooo:rsid="000c292b" officeooo:paragraph-rsid="000c292b" style:font-style-asian="italic" style:font-style-complex="italic"/>
    </style:style>
    <style:style style:name="P20" style:family="paragraph" style:parent-style-name="Standard">
      <style:text-properties fo:language="fr" fo:country="FR" fo:font-style="italic" officeooo:rsid="000f8536" officeooo:paragraph-rsid="000f8536" style:font-style-asian="italic" style:font-style-complex="italic"/>
    </style:style>
    <style:style style:name="P21" style:family="paragraph" style:parent-style-name="Standard">
      <style:text-properties fo:language="fr" fo:country="FR" fo:font-style="italic" officeooo:rsid="0003528e" officeooo:paragraph-rsid="00183fd3" style:font-style-asian="italic" style:font-style-complex="italic"/>
    </style:style>
    <style:style style:name="P22" style:family="paragraph" style:parent-style-name="Standard">
      <style:text-properties fo:language="fr" fo:country="FR" fo:font-style="normal" fo:font-weight="normal" officeooo:rsid="000dd046" officeooo:paragraph-rsid="000dd046" style:font-style-asian="normal" style:font-weight-asian="normal" style:font-style-complex="normal" style:font-weight-complex="normal"/>
    </style:style>
    <style:style style:name="P23" style:family="paragraph" style:parent-style-name="Standard">
      <style:text-properties fo:language="fr" fo:country="FR" fo:font-style="normal" fo:font-weight="normal" officeooo:rsid="000ddcaa" officeooo:paragraph-rsid="000ddcaa" style:font-style-asian="normal" style:font-weight-asian="normal" style:font-style-complex="normal" style:font-weight-complex="normal"/>
    </style:style>
    <style:style style:name="P24" style:family="paragraph" style:parent-style-name="Standard">
      <style:text-properties fo:language="fr" fo:country="FR" fo:font-style="normal" fo:font-weight="normal" officeooo:rsid="000e687c" officeooo:paragraph-rsid="000e687c" style:font-style-asian="normal" style:font-weight-asian="normal" style:font-style-complex="normal" style:font-weight-complex="normal"/>
    </style:style>
    <style:style style:name="P25" style:family="paragraph" style:parent-style-name="Standard">
      <style:text-properties fo:language="fr" fo:country="FR" fo:font-style="normal" fo:font-weight="normal" officeooo:rsid="000f8536" officeooo:paragraph-rsid="000f8536" style:font-style-asian="normal" style:font-weight-asian="normal" style:font-style-complex="normal" style:font-weight-complex="normal"/>
    </style:style>
    <style:style style:name="P26" style:family="paragraph" style:parent-style-name="Standard">
      <style:text-properties fo:language="fr" fo:country="FR" fo:font-style="normal" fo:font-weight="normal" officeooo:rsid="000f8536" officeooo:paragraph-rsid="00120531" style:font-style-asian="normal" style:font-weight-asian="normal" style:font-style-complex="normal" style:font-weight-complex="normal"/>
    </style:style>
    <style:style style:name="P27" style:family="paragraph" style:parent-style-name="Standard">
      <style:text-properties fo:language="fr" fo:country="FR" fo:font-style="normal" fo:font-weight="normal" officeooo:rsid="001032a1" officeooo:paragraph-rsid="00120531" style:font-style-asian="normal" style:font-weight-asian="normal" style:font-style-complex="normal" style:font-weight-complex="normal"/>
    </style:style>
    <style:style style:name="P28" style:family="paragraph" style:parent-style-name="Standard">
      <style:text-properties fo:language="fr" fo:country="FR" fo:font-style="normal" fo:font-weight="normal" officeooo:rsid="0010dfcc" officeooo:paragraph-rsid="000f8536" style:font-style-asian="normal" style:font-weight-asian="normal" style:font-style-complex="normal" style:font-weight-complex="normal"/>
    </style:style>
    <style:style style:name="P29" style:family="paragraph" style:parent-style-name="Standard">
      <style:text-properties fo:language="fr" fo:country="FR" fo:font-style="normal" fo:font-weight="normal" officeooo:rsid="0010dfcc" officeooo:paragraph-rsid="00120531" style:font-style-asian="normal" style:font-weight-asian="normal" style:font-style-complex="normal" style:font-weight-complex="normal"/>
    </style:style>
    <style:style style:name="P30" style:family="paragraph" style:parent-style-name="Standard">
      <style:text-properties fo:language="fr" fo:country="FR" fo:font-style="normal" fo:font-weight="normal" officeooo:rsid="00120531" officeooo:paragraph-rsid="00120531" style:font-style-asian="normal" style:font-weight-asian="normal" style:font-style-complex="normal" style:font-weight-complex="normal"/>
    </style:style>
    <style:style style:name="P31" style:family="paragraph" style:parent-style-name="Standard">
      <style:text-properties fo:language="fr" fo:country="FR" fo:font-style="normal" fo:font-weight="normal" officeooo:rsid="001300f7" officeooo:paragraph-rsid="001300f7" style:font-style-asian="normal" style:font-weight-asian="normal" style:font-style-complex="normal" style:font-weight-complex="normal"/>
    </style:style>
    <style:style style:name="P32" style:family="paragraph" style:parent-style-name="Standard">
      <style:text-properties fo:language="fr" fo:country="FR" fo:font-style="normal" fo:font-weight="normal" officeooo:rsid="00138e3f" officeooo:paragraph-rsid="00138e3f" style:font-style-asian="normal" style:font-weight-asian="normal" style:font-style-complex="normal" style:font-weight-complex="normal"/>
    </style:style>
    <style:style style:name="P33" style:family="paragraph" style:parent-style-name="Standard">
      <style:text-properties fo:language="fr" fo:country="FR" fo:font-style="normal" fo:font-weight="normal" officeooo:rsid="0014df1e" officeooo:paragraph-rsid="0014df1e" style:font-style-asian="normal" style:font-weight-asian="normal" style:font-style-complex="normal" style:font-weight-complex="normal"/>
    </style:style>
    <style:style style:name="P34" style:family="paragraph" style:parent-style-name="Standard">
      <style:text-properties fo:language="fr" fo:country="FR" fo:font-style="normal" fo:font-weight="normal" officeooo:rsid="0016510a" officeooo:paragraph-rsid="0016d161" style:font-style-asian="normal" style:font-weight-asian="normal" style:font-style-complex="normal" style:font-weight-complex="normal"/>
    </style:style>
    <style:style style:name="P35" style:family="paragraph" style:parent-style-name="Standard">
      <style:text-properties fo:language="fr" fo:country="FR" fo:font-style="normal" fo:font-weight="normal" officeooo:rsid="0019f312" officeooo:paragraph-rsid="0019f312" style:font-style-asian="normal" style:font-weight-asian="normal" style:font-style-complex="normal" style:font-weight-complex="normal"/>
    </style:style>
    <style:style style:name="P36" style:family="paragraph" style:parent-style-name="Standard">
      <style:text-properties fo:language="fr" fo:country="FR" officeooo:rsid="0016d161" officeooo:paragraph-rsid="0016d161"/>
    </style:style>
    <style:style style:name="P37" style:family="paragraph" style:parent-style-name="Standard">
      <style:text-properties fo:language="fr" fo:country="FR" officeooo:rsid="00006e0e" officeooo:paragraph-rsid="00006e0e"/>
    </style:style>
    <style:style style:name="P38" style:family="paragraph" style:parent-style-name="Standard">
      <style:text-properties fo:language="fr" fo:country="FR" officeooo:rsid="001cddfd" officeooo:paragraph-rsid="001cddfd"/>
    </style:style>
    <style:style style:name="P39" style:family="paragraph" style:parent-style-name="Standard">
      <style:text-properties fo:language="fr" fo:country="FR" officeooo:rsid="001da2dd" officeooo:paragraph-rsid="001da2dd"/>
    </style:style>
    <style:style style:name="P40" style:family="paragraph" style:parent-style-name="Standard">
      <style:text-properties fo:color="#72bf44" fo:language="fr" fo:country="FR" officeooo:rsid="000c292b" officeooo:paragraph-rsid="000c292b"/>
    </style:style>
    <style:style style:name="P41" style:family="paragraph" style:parent-style-name="Standard">
      <style:text-properties fo:color="#72bf44" fo:language="fr" fo:country="FR" officeooo:rsid="000c292b" officeooo:paragraph-rsid="001a2c51"/>
    </style:style>
    <style:style style:name="P42" style:family="paragraph" style:parent-style-name="Standard">
      <style:text-properties fo:color="#72bf44" fo:language="fr" fo:country="FR" officeooo:rsid="000c292b" officeooo:paragraph-rsid="001b12b0"/>
    </style:style>
    <style:style style:name="P43" style:family="paragraph" style:parent-style-name="Standard">
      <style:text-properties fo:color="#000000" fo:language="fr" fo:country="FR" officeooo:rsid="001cddfd" officeooo:paragraph-rsid="001cddfd"/>
    </style:style>
    <style:style style:name="T1" style:family="text">
      <style:text-properties officeooo:rsid="0002133d"/>
    </style:style>
    <style:style style:name="T2" style:family="text">
      <style:text-properties officeooo:rsid="000232e6"/>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528e" style:font-style-asian="italic" style:font-style-complex="italic"/>
    </style:style>
    <style:style style:name="T6" style:family="text">
      <style:text-properties officeooo:rsid="0003528e"/>
    </style:style>
    <style:style style:name="T7" style:family="text">
      <style:text-properties officeooo:rsid="00042c68"/>
    </style:style>
    <style:style style:name="T8" style:family="text">
      <style:text-properties officeooo:rsid="00059382"/>
    </style:style>
    <style:style style:name="T9" style:family="text">
      <style:text-properties officeooo:rsid="000650b7"/>
    </style:style>
    <style:style style:name="T10" style:family="text">
      <style:text-properties officeooo:rsid="0006a49b"/>
    </style:style>
    <style:style style:name="T11" style:family="text">
      <style:text-properties officeooo:rsid="000c292b"/>
    </style:style>
    <style:style style:name="T12" style:family="text">
      <style:text-properties officeooo:rsid="000d9cd6"/>
    </style:style>
    <style:style style:name="T13" style:family="text">
      <style:text-properties officeooo:rsid="000e687c"/>
    </style:style>
    <style:style style:name="T14" style:family="text">
      <style:text-properties officeooo:rsid="000f8536"/>
    </style:style>
    <style:style style:name="T15" style:family="text">
      <style:text-properties officeooo:rsid="001032a1"/>
    </style:style>
    <style:style style:name="T16" style:family="text">
      <style:text-properties officeooo:rsid="0010dfcc"/>
    </style:style>
    <style:style style:name="T17" style:family="text">
      <style:text-properties officeooo:rsid="0011a614"/>
    </style:style>
    <style:style style:name="T18" style:family="text">
      <style:text-properties officeooo:rsid="00120531"/>
    </style:style>
    <style:style style:name="T19" style:family="text">
      <style:text-properties officeooo:rsid="001300f7"/>
    </style:style>
    <style:style style:name="T20" style:family="text">
      <style:text-properties officeooo:rsid="0016d161"/>
    </style:style>
    <style:style style:name="T21" style:family="text">
      <style:text-properties officeooo:rsid="00183fd3"/>
    </style:style>
    <style:style style:name="T22" style:family="text">
      <style:text-properties officeooo:rsid="001a2c51"/>
    </style:style>
    <style:style style:name="T23" style:family="text">
      <style:text-properties officeooo:rsid="001b12b0"/>
    </style:style>
    <style:style style:name="T24" style:family="text">
      <style:text-properties officeooo:rsid="001cddfd"/>
    </style:style>
    <style:style style:name="T25" style:family="text">
      <style:text-properties officeooo:rsid="001ce7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bienvenue dans la version des règles 0.1.</text:p>
      <text:p text:style-name="P1"/>
      <text:p text:style-name="P1">Légendes : </text:p>
      <text:p text:style-name="P1">** = Variante du livre de base</text:p>
      <text:p text:style-name="P1">// = Variante du livre du <text:span text:style-name="T6">maître</text:span></text:p>
      <text:p text:style-name="P1">**+ et //+ Variantes avec légères modifications</text:p>
      <text:p text:style-name="P1">++ = Variantes maisons ou tirées d’autres sources. </text:p>
      <text:p text:style-name="P1"/>
      <text:p text:style-name="P2">Les phrases en italiques sont explicatives de l’intention derrière le changement. </text:p>
      <text:p text:style-name="P1"/>
      <text:p text:style-name="P1">Livres utilisés sans dérogation particulière ( mais avec validation du MJ ) : </text:p>
      <text:p text:style-name="P1">- Base</text:p>
      <text:p text:style-name="P1">- <text:span text:style-name="T6">Maître</text:span></text:p>
      <text:p text:style-name="P1">- Xanatar</text:p>
      <text:p text:style-name="P1">- ( Sword’s Coast Adventurer, à lire )</text:p>
      <text:p text:style-name="P1"/>
      <text:p text:style-name="P2">Je tiens à préciser une règle générale : chaque niveau se <text:span text:style-name="T6">caractérisera</text:span> par une ellipse plus ou moins longue pour souligner <text:span text:style-name="T6">l’entraînement</text:span> et l’amélioration générale en stats et en relations sociales et moyens logistiques des personnages. </text:p>
      <text:p text:style-name="P36">Ca permettra aussi de rapprocher les joueurs via une savante utilisation de Meta-jeu. </text:p>
      <text:p text:style-name="P2">Le MJ doit être prévenu le niveau précédent des choix des personnages vis à vis de l’orientation en cours.</text:p>
      <text:p text:style-name="P1"/>
      <text:p text:style-name="P1"/>
      <text:p text:style-name="P1"><text:s/>I : Création et progression du personnage : </text:p>
      <text:p text:style-name="P1"/>
      <text:p text:style-name="P2">++</text:p>
      <text:p text:style-name="P1">- Les personnages commencent avec 1<text:span text:style-name="T1">0 pts de caractéristiques à répartir aucune ne pouvant dépasser 15.</text:span></text:p>
      <text:p text:style-name="P36">On part de 10 puis l<text:span text:style-name="T1">’augmentation se fait par incrémentation niveau par niveau, avec le maximum entre 1 et le modificateur de la carac à atteindre.</text:span></text:p>
      <text:p text:style-name="P4">On peut gagner des points en commençant avec des valeurs négatives, 9 donne 1 point, 8 → 2, et 7 → <text:s/>4.</text:p>
      <text:p text:style-name="P3"><text:span text:style-name="T2">L’ensemble</text:span> sera les <text:span text:style-name="T3">Caractéristiques de Base</text:span>.</text:p>
      <text:p text:style-name="P3">- Chaque niveau les personnages gagnent 1 points de caractéristiques, à ajouter aux CdB avec la même mécanique qu’à la création.</text:p>
      <text:p text:style-name="P2"/>
      <text:p text:style-name="P2"><text:span text:style-name="T4">Le but est de mettre en exergue une amélioration des personnages, qui se fera à partir </text:span><text:span text:style-name="T5">d’individus</text:span><text:span text:style-name="T4"> qui sont compétents et ont du potentiel, pour montrer une évolution vers des figures importantes du monde. Et puis ce sera plus dur, où est le fun sinon. Yéé.</text:span> </text:p>
      <text:p text:style-name="P2"/>
      <text:p text:style-name="P38">**+</text:p>
      <text:p text:style-name="P38">Les points de vie par niveau : </text:p>
      <text:p text:style-name="P38">Maximum à tous les niveaux. Il y a plus létal qui arrive derrière. </text:p>
      <text:p text:style-name="P2"/>
      <text:p text:style-name="P2">- Les Dons :</text:p>
      <text:p text:style-name="P2">**</text:p>
      <text:p text:style-name="P10">Bien évidemment ça <text:span text:style-name="T21">existe,</text:span> par la variante du livre de base. </text:p>
      <text:p text:style-name="P2"/>
      <text:p text:style-name="P21"><text:soft-page-break/>++</text:p>
      <text:p text:style-name="P6"><text:span text:style-name="T21">De plus a</text:span>uparavant les dons étaient une manière de personnaliser les personnages par une substitution rare à un ajout de caractéristique, également une manière de montrer l’évolution d’un personnage. <text:span text:style-name="T6">On peut considérer un intérêt à augmenter le nombre de dons possibles, en tenant compte des autres évolutions qu’ils permettent, comme l’entraînement dans des compétences.</text:span></text:p>
      <text:p text:style-name="P5"/>
      <text:p text:style-name="P5">On va donc avoir la possibilité de prendre des dons aux niveaux ( de personnages, pas de classe ) 3, 6, 9.. etc. L’augmentation de caractéristique des classes n’est elle p<text:span text:style-name="T7">lus</text:span> substituable pour des dons.</text:p>
      <text:p text:style-name="P7"><text:span text:style-name="T4">Exception : les guerriers bénéficiaient d’une multitude de gains d’attributs à partir du niveau 4, ce qui leur permettait la capacité unique d’exploiter la variante des Dons. C’est très intéressant, et c’est maintenu sous la forme suivant </text:span>: Les guerriers peuvent substituer leurs gains d’attributs pour un don aux niveaux 4, 8, 12, etc.</text:p>
      <text:p text:style-name="P7"/>
      <text:p text:style-name="P7">Je tiens à rappeler que l’existence des dons ajoutant +1 à une carac et 1 skill proficiency n’est pas exhaustive dans les livres ( à ma connaissance ) et les suggestions sont bienvenues. </text:p>
      <text:p text:style-name="P7"/>
      <text:p text:style-name="P7">- <text:span text:style-name="T8">Les repos :</text:span></text:p>
      <text:p text:style-name="P8">Le but est de faire un mix entre le réalisme insurmontable et le RPG où il faut cliquer sur une paillasse. </text:p>
      <text:p text:style-name="P7">//<text:span text:style-name="T8">+ et ++</text:span></text:p>
      <text:p text:style-name="P8">Tirées de diverses sources : </text:p>
      <text:p text:style-name="P8">Le Repos Court dure désormais plusieurs heures suivant la récupération à atteindre et les conditions. Celles-ci dépendant de l’état de tension du groupe, des intempéries, de la saleté générale etc.. </text:p>
      <text:p text:style-name="P8">Idéalement ce repos est optimal lorsque l’on ne prévoit plus de problèmes, et que la situation permet de se relaxer et de se reposer physiquement. </text:p>
      <text:p text:style-name="P8">Le Repos Long est désormais un repos nécessitant tout d’abord un Repos Court qui mène à la possibilité d’entamer un repos long ( sommeil arbitrairement à partir de 6h, attention au long terme ), à la condition que toute crainte soit devenue ténue. Vous dormez chez un ami/dans votre maison <text:span text:style-name="T10">bien protégée</text:span>, caché de manière sure mais confortablement etc.. Cela entraîne des problèmes comme : si vous n’avez plus de refuges, plus d’amis/connaissances/alliés surs, si vous êtes traqués à grande échelle, par une organisation/ un culte / une guilde qui a <text:span text:style-name="T10">beaucoup</text:span> de moyens, <text:span text:style-name="T9">les repos longs deviendront difficiles à accomplir. </text:span></text:p>
      <text:p text:style-name="P11">Le but du MJ n’est pas non plus d’accabler les joueurs de l’impossibilité complète d’en effectuer un, mais si l’un ou plusieurs a vraiment créé une situation très critique, il devra accepter son sort catastrophique.</text:p>
      <text:p text:style-name="P20">Voir variante <text:span text:style-name="T17">des soins</text:span> <text:span text:style-name="T17">plus loin</text:span></text:p>
      <text:p text:style-name="P28"/>
      <text:p text:style-name="P11"/>
      <text:p text:style-name="P11">**</text:p>
      <text:p text:style-name="P12">Le multiclassage : autorisé. </text:p>
      <text:p text:style-name="P12"/>
      <text:p text:style-name="P12"/>
      <text:p text:style-name="P12">++ </text:p>
      <text:p text:style-name="P12">Les Blessures. </text:p>
      <text:p text:style-name="P18">On a vu des <text:span text:style-name="T11">méthodes différentes de faire des blessures, de la fatigue etc. </text:span></text:p>
      <text:p text:style-name="P19">Je pars sur l’idée souvent utilisée d’avoir des Pvs représentants des points de vigueurs, ce qui éloigne de l’inconscience et de la mort.</text:p>
      <text:p text:style-name="P19">Pourtant j’aimerais utiliser un système de blessures, et j’ai en tête un différent d’une simbolique à « seuil ». En effet, si les Pvs et donc les dommages sont ce qui représente et entame la vitalité et le souffle de son adversaire, un coup très fort n’a pas forcément touché, il a juste mis davantage en péril.</text:p>
      <text:p text:style-name="P13"><text:soft-page-break/>Les blessures arrivent pourtant dans un combat et je voudrais les représenter ainsi : </text:p>
      <text:p text:style-name="P43">Tout ce qui est en vert est une ébauche, il faudrait l’équilibrer pour les niveaux de jeux, <text:span text:style-name="T25">et donc les « -1 »,  « pendant 5 rounds » etc sont une valeur arbitraire à éuilibrer. </text:span></text:p>
      <text:p text:style-name="P40">Quand un personnage passe en dessous de la moitié de ses points de vie, il subit une blessure légère, et tire sur la table suivante : </text:p>
      <text:p text:style-name="P40">I. Le Bateleur <text:s text:c="2"/>→<text:span text:style-name="T22"> -1 PV , une cicatrice. </text:span></text:p>
      <text:p text:style-name="P40">II. La Papesse (ou la Grande Prêtresse) <text:s/>→<text:span text:style-name="T22"> -1 PV <text:s/>se guérit toute seule 1h après.</text:span></text:p>
      <text:p text:style-name="P41">III. L'Impératrice →<text:span text:style-name="T22"> <text:s/>1 PV , une cicatrice</text:span></text:p>
      <text:p text:style-name="P41">IIII. L'Empereur <text:s/>→ <text:span text:style-name="T22">1 PV , une cicatrice</text:span></text:p>
      <text:p text:style-name="P41">V. Le Pape (ou le Hiérophante) →<text:span text:style-name="T22"> -1 PV <text:s/>se guérit toute seule 1h après.</text:span></text:p>
      <text:p text:style-name="P40">VI. L'Amoureux (ou Les Amoureux dans les versions anglophones) →<text:span text:style-name="T22"> -0 PV, un hématome ( doit être guérie )</text:span></text:p>
      <text:p text:style-name="P40">VII. Le Chariot →<text:span text:style-name="T22"> -1 PV, pas de mouvement au prochain tour</text:span></text:p>
      <text:p text:style-name="P41">VIII. La Justice →<text:span text:style-name="T22"> -1 PV , une cicatrice. </text:span></text:p>
      <text:p text:style-name="P40">VIIII. L'Ermite →<text:span text:style-name="T22"> -0 PV, saignement de 1 PV tous les rounds pendant 5 rounds.</text:span></text:p>
      <text:p text:style-name="P40">X. La Roue de Fortune →<text:span text:style-name="T22"> Relancer 2 fois sur la table des blessures légères, ignorer le X</text:span></text:p>
      <text:p text:style-name="P40"/>
      <text:p text:style-name="P40"/>
      <text:p text:style-name="P40">Quand un personnage passe en dessous du quart de ses points de vie, il subit <text:span text:style-name="T12">une blessure grave, dans la table suivante : </text:span></text:p>
      <text:p text:style-name="P42">XI. La Force →<text:span text:style-name="T22"> -1 PV, le personnage recule et lache ce qu’il tenait s’il rate un test d’Athletisme DD10</text:span></text:p>
      <text:p text:style-name="P42">XII. Le Pendu →<text:span text:style-name="T22"> -1 PV, saignement de 1 PV tous les rounds pendant 5 rounds.</text:span></text:p>
      <text:p text:style-name="P42">XIII. L'Arcane sans nom/« La Mort » →<text:span text:style-name="T22"> -1 PV, saignement de 2 PV tous les rounds pendant 10 rounds</text:span></text:p>
      <text:p text:style-name="P42">XIIII. Tempérance →<text:span text:style-name="T22"> -1 PV, une cicatrice</text:span></text:p>
      <text:p text:style-name="P42">XV. Le Diable →<text:span text:style-name="T22"> -1 PV, saignement de 1 PV toutes les minutes jusqu’à stabilisation</text:span></text:p>
      <text:p text:style-name="P42">XVI. La Maison Dieu (ou la Tour) →<text:span text:style-name="T22"> -0 Pvs , aucune action à part du mouvement au prochain Tour</text:span></text:p>
      <text:p text:style-name="P42">XVII. L'Étoile →<text:span text:style-name="T23"> Blessure à la tête, désavantage au prochain tour, </text:span></text:p>
      <text:p text:style-name="P42">XVIII. La Lune →<text:span text:style-name="T23"> Blessure à la tête, désavantage au prochain tour , saignement de 1 PV tous les rounds pendant 5 rounds.</text:span></text:p>
      <text:p text:style-name="P42">XVIIII. Le Soleil →<text:span text:style-name="T23"> Blessure à la tête, aveuglement à partir du prochain tour jusqu’à la prochaine stabilisation.</text:span></text:p>
      <text:p text:style-name="P42">XX. Le Jugement →<text:span text:style-name="T23"> Relancer 2 fois sur la table des blessures légères, sans ignorer le X</text:span></text:p>
      <text:p text:style-name="P42">XXI. Le Monde →<text:span text:style-name="T23"> Mis au sol et inconscient 10 Rounds ou stabilisation.</text:span></text:p>
      <text:p text:style-name="P42">XXII. L’<text:span text:style-name="T23">Excuse : Rien</text:span></text:p>
      <text:p text:style-name="P13"/>
      <text:p text:style-name="P39">Le Tarot a une signification.</text:p>
      <text:p text:style-name="P13"/>
      <text:p text:style-name="P14"><text:span text:style-name="T4">L’idée est de montrer que la Vitalité nous échappe et laisse place à des plaies, des cicatrices.</text:span></text:p>
      <text:p text:style-name="P14">Le système des les points négatifs dès règles officiels est maintenu. </text:p>
      <text:p text:style-name="P15">A l’exception de la règle : si l’une des blessures étaient un ‘Saignement’, un individu stabilisé a désormais la condition ‘Saignement 1 / 1 heure’ . Ce qui relancera donc les jets de sauvegardes contre la mort. </text:p>
      <text:p text:style-name="P14"/>
      <text:p text:style-name="P26">// <text:span text:style-name="T15">+</text:span></text:p>
      <text:p text:style-name="P26">Dépendance au kit de Médecine pour la santé <text:span text:style-name="T15">et variante de récupération. </text:span>Dans le livre du Maître <text:span text:style-name="T15">il y a deux variantes intéressantes à étudier qu’on peut appliquer à notre cas précis. </text:span></text:p>
      <text:p text:style-name="P27">Lors d’un repos court, <text:span text:style-name="T16">si blessure il y a </text:span><text:s/>il faut désormais dépenser une utilisation d’un kit de soin pour enlever <text:span text:style-name="T16">cette</text:span> blessure et les Pvs perdus correspondants. Cela ne réussit que sur un jet <text:span text:style-name="T16">de médecine suivant la gravité de la blessure. </text:span></text:p>
      <text:p text:style-name="P29"><text:soft-page-break/>Le même principe s’applique pour un repos long, mais blessure<text:span text:style-name="T19">s</text:span> enlevée<text:span text:style-name="T19">s</text:span> ou non, les Pvs sont tous restaurés. </text:p>
      <text:p text:style-name="P29">Ex : </text:p>
      <text:p text:style-name="P29">Drizz’t le débile a pris un coup de panthère. Il a une blessure légère sur la fesse. Si pendant un repos court il veut se soigner, ca ne marche pas sans kit. S’il essaie de se soigner avec un kit, s’il rate <text:span text:style-name="T18">alors</text:span> rien, s’il réussit il regagne tous ses Pvs, car ils étaient ‘bloqués’ par la blessure. <text:line-break/>Si la panthère lui a aussi arraché un bout de viande et qu’il est blessé gravement <text:span text:style-name="T18">en plus</text:span>, il devra soigner ses deux blessures, avec une utilisation de kit au total <text:span text:style-name="T18">pour un repos court</text:span>. <text:span text:style-name="T18">Chacune des ces blessures bloque ses Pvs à leur niveau de récupération. Donc moitié pour les légères et 1/4 pour les graves. </text:span></text:p>
      <text:p text:style-name="P30">S’il n’ya aucune blessure un repos court ramène tous les Pvs. </text:p>
      <text:p text:style-name="P31">L’autre utilisation d’un kit de soin est <text:span text:style-name="T24">une « stabilisation » et permet </text:span>d’annuler le saignement d’une blessure, s’il y en a, sans avoir à la guérir pour autant. Cela peut se faire hors d’un repos court, le DD pour le soin est plus compliqué dans ce cas, mais empêche la blessure d’empirer. <text:s/><text:span text:style-name="T24">Enlève d’autres effets indésirables.</text:span></text:p>
      <text:p text:style-name="P32">A savoir : Le kit de soin est un Outil avec une proficiency. Demandez au MJ si tel ou tel Background ou Classe peut le choisir.</text:p>
      <text:p text:style-name="P32">Il s’ajoute à la proficiency de la compétence Médecine. </text:p>
      <text:p text:style-name="P32">Sans l’une ou l’autre un jet peut se tenter tout de même, mais il y a peu de chances de réussites, et c’est un jet qui n’a pas de secondes tentatives.</text:p>
      <text:p text:style-name="P32">Les DD sont ( à déterminer ). </text:p>
      <text:p text:style-name="P32"/>
      <text:p text:style-name="P33">++</text:p>
      <text:p text:style-name="P33">Les sorts de soins :</text:p>
      <text:p text:style-name="P34">Ils fonctionnent normalement sauf qu’ils ne peuvent pas faire remonter au dessus de ce que les blessures légères bloquent. </text:p>
      <text:p text:style-name="P34">Si un sort de <text:span text:style-name="T20">cure wounds</text:span> guéri 10 Pvs en une seule fois, il peut retirer 1 blessure légère puis guérir <text:span text:style-name="T20">de</text:span> l’excédentaire s’il y en a. S’il guéri 20 points il peut retirer <text:span text:style-name="T20">une blessure grave et guérir également de l’excédentaire. </text:span></text:p>
      <text:p text:style-name="P34"><text:span text:style-name="T20">Un sort de restauration mineure enlève une blessure grave ou 2 légères. </text:span></text:p>
      <text:p text:style-name="P34"><text:span text:style-name="T20">Une restauration majeure enlève toutes les blessures. </text:span></text:p>
      <text:p text:style-name="P34"><text:span text:style-name="T20">On comprendra qu’au fur et à mesure les sorts sont plus efficaces, pas besoin de faire la liste, ou alors on va jusqu’à tuer la personne puis la ressusciter histoire qu’elle soit toute neuve. </text:span></text:p>
      <text:p text:style-name="P33"/>
      <text:p text:style-name="P33"/>
      <text:p text:style-name="P14"/>
      <text:p text:style-name="P16">Alignement </text:p>
      <text:p text:style-name="P16">**</text:p>
      <text:p text:style-name="P16">Maintenu.</text:p>
      <text:p text:style-name="P17">Ca reste des axes intéressants de renseignement. Ca donne des possibilités de sorts, d’effets magiques. </text:p>
      <text:p text:style-name="P17">Bref c’est un pilier de D&amp;D qui est sympa. </text:p>
      <text:p text:style-name="P17"/>
      <text:p text:style-name="P22"/>
      <text:p text:style-name="P22">Crafting :</text:p>
      <text:p text:style-name="P22">// et ** </text:p>
      <text:p text:style-name="P22">Je laisse ça vide, car je ne vais pas m’étendre en long et en large. Mais il y a de graaaandes chances que <text:s/>le système change. On en reparlera si quelqu’un veut se lancer dedans. </text:p>
      <text:p text:style-name="P22"/>
      <text:p text:style-name="P22">**</text:p>
      <text:p text:style-name="P23"><text:soft-page-break/>Différentes caractéristiques par <text:s/><text:span text:style-name="T13">compétences. Une principale bien sur, mais sur initiative du joueur d’autres caractéristiques peuvent être utilisées. </text:span></text:p>
      <text:p text:style-name="P22"/>
      <text:p text:style-name="P22">**</text:p>
      <text:p text:style-name="P23">Poids portable : </text:p>
      <text:p text:style-name="P24">Pas de points de détails, le MJ n’a pas à exiger de la comptabilité de grammes. Mais les regles p176 sont intéressantes, et de temps en temps, un petit effet cartoon dans une scène pourrait survenir. Par effet cartoon l’idée représentée est que bien qu’on oublie souvent les poids sur les personnages, si la situation l’amène il faudra peut être plus les prendre en compte et se « souvenir » de l’effet physique qui est déclenché.</text:p>
      <text:p text:style-name="P24">(Dans la limite du raisonnable)</text:p>
      <text:p text:style-name="P24"/>
      <text:p text:style-name="P24">** </text:p>
      <text:p text:style-name="P24">Taille de l’équipement. Les armures et armes sont souvent adaptées à la taille de leur porteur. Il faudra les retravailler pour qu’elles soient utilisables par quelqu’un d’autres, suivant la variation de forme, de taille etc.. </text:p>
      <text:p text:style-name="P24"/>
      <text:p text:style-name="P24"/>
      <text:p text:style-name="P24">//<text:span text:style-name="T14">+</text:span></text:p>
      <text:p text:style-name="P25">Peur et Horreur</text:p>
      <text:p text:style-name="P25">Ces regles proposées dans le DMG sont intéressantes. Il faudra les étudier et les travailler, mais elles sont dans le viseur.</text:p>
      <text:p text:style-name="P25"/>
      <text:p text:style-name="P25"/>
      <text:p text:style-name="P24"/>
      <text:p text:style-name="P35">D’autres idées à venir mais il faut digérer et adapter ça pour l’instant. </text:p>
      <text:p text:style-name="P35">J’ai quelques petits trucs dans le collimateur ( crossbow expert, I’m looking at you ) et des précisions (la télépathie des warlock des anciens est bizarre, il faut qu’on voit la définition de la capacité).</text:p>
      <text:p text:style-name="P2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0.3$Windows_X86_64 LibreOffice_project/64a0f66915f38c6217de274f0aa8e15618924765</meta:generator>
    <dc:date>2019-07-03T17:40:44.946000000</dc:date>
    <meta:editing-duration>PT1H11M2S</meta:editing-duration>
    <meta:editing-cycles>13</meta:editing-cycles>
    <meta:document-statistic meta:table-count="0" meta:image-count="0" meta:object-count="0" meta:page-count="5" meta:paragraph-count="120" meta:word-count="2071" meta:character-count="11719" meta:non-whitespace-character-count="9700"/>
  </office:meta>
</office:document-meta>
</file>